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a0d" officeooo:paragraph-rsid="001b4a0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c1e7d" officeooo:paragraph-rsid="001c1e7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dfe4" officeooo:paragraph-rsid="001ddfe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e54c0" officeooo:paragraph-rsid="001e54c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9c30" officeooo:paragraph-rsid="001f9c3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b9e0" officeooo:paragraph-rsid="0020b9e0"/>
    </style:style>
    <style:style style:name="P7" style:family="paragraph" style:parent-style-name="Standard">
      <style:paragraph-properties fo:text-align="start" style:justify-single-word="false"/>
      <style:text-properties officeooo:rsid="0020b9e0" officeooo:paragraph-rsid="0020b9e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424ef" officeooo:paragraph-rsid="002424e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66095" officeooo:paragraph-rsid="0026609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839d6" officeooo:paragraph-rsid="002839d6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93575" officeooo:paragraph-rsid="0029357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b0a97" officeooo:paragraph-rsid="002b0a9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b7a5b" officeooo:paragraph-rsid="002b7a5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fcfb0" officeooo:paragraph-rsid="002fcfb0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035a5" officeooo:paragraph-rsid="003035a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a1b0" officeooo:paragraph-rsid="0030a1b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47080" officeooo:paragraph-rsid="00347080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615c8" officeooo:paragraph-rsid="003615c8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d69b5" officeooo:paragraph-rsid="003d69b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fc5df" officeooo:paragraph-rsid="003fc5df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2be79" officeooo:paragraph-rsid="0042be79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4a59e" officeooo:paragraph-rsid="0044a59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b290c" officeooo:paragraph-rsid="004b290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cc902" officeooo:paragraph-rsid="004cc902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4e409b" officeooo:paragraph-rsid="004e409b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536be7" officeooo:paragraph-rsid="00536be7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395bf" officeooo:paragraph-rsid="005395bf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554088" officeooo:paragraph-rsid="00554088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56a387" officeooo:paragraph-rsid="0056a387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58a7a0" officeooo:paragraph-rsid="0058a7a0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59198c" officeooo:paragraph-rsid="0059198c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b3c78" officeooo:paragraph-rsid="005b3c78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658e0a" officeooo:paragraph-rsid="006ce268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66eb1b" officeooo:paragraph-rsid="0066eb1b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688b2c" officeooo:paragraph-rsid="00688b2c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6ed3a7" officeooo:paragraph-rsid="006ed3a7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748365" officeooo:paragraph-rsid="00748365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767c6c" officeooo:paragraph-rsid="00767c6c"/>
    </style:style>
    <style:style style:name="T1" style:family="text">
      <style:text-properties officeooo:rsid="002eb0cd"/>
    </style:style>
    <style:style style:name="T2" style:family="text">
      <style:text-properties officeooo:rsid="002fcfb0"/>
    </style:style>
    <style:style style:name="T3" style:family="text">
      <style:text-properties officeooo:rsid="0038b24a"/>
    </style:style>
    <style:style style:name="T4" style:family="text">
      <style:text-properties officeooo:rsid="00390ed0"/>
    </style:style>
    <style:style style:name="T5" style:family="text">
      <style:text-properties officeooo:rsid="0048d7cf"/>
    </style:style>
    <style:style style:name="T6" style:family="text">
      <style:text-properties officeooo:rsid="00521580"/>
    </style:style>
    <style:style style:name="T7" style:family="text">
      <style:text-properties officeooo:rsid="00536be7"/>
    </style:style>
    <style:style style:name="T8" style:family="text">
      <style:text-properties officeooo:rsid="0058cf0c"/>
    </style:style>
    <style:style style:name="T9" style:family="text">
      <style:text-properties officeooo:rsid="0059d1dd"/>
    </style:style>
    <style:style style:name="T10" style:family="text">
      <style:text-properties officeooo:rsid="00605bde"/>
    </style:style>
    <style:style style:name="T11" style:family="text">
      <style:text-properties officeooo:rsid="0061577a"/>
    </style:style>
    <style:style style:name="T12" style:family="text">
      <style:text-properties officeooo:rsid="0069a813"/>
    </style:style>
    <style:style style:name="T13" style:family="text">
      <style:text-properties officeooo:rsid="006ce268"/>
    </style:style>
    <style:style style:name="T14" style:family="text">
      <style:text-properties officeooo:rsid="006dc9dd"/>
    </style:style>
    <style:style style:name="T15" style:family="text">
      <style:text-properties officeooo:rsid="006eb838"/>
    </style:style>
    <style:style style:name="T16" style:family="text">
      <style:text-properties officeooo:rsid="006f5980"/>
    </style:style>
    <style:style style:name="T17" style:family="text">
      <style:text-properties officeooo:rsid="007064b9"/>
    </style:style>
    <style:style style:name="T18" style:family="text">
      <style:text-properties officeooo:rsid="00735a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4</text:p>
      <text:p text:style-name="P1"/>
      <text:list xml:id="list3649446443" text:style-name="L1">
        <text:list-item>
          <text:p text:style-name="P2">Recommendation for lab</text:p>
          <text:list>
            <text:list-item>
              <text:p text:style-name="P2">Try to understand parameter block </text:p>
            </text:list-item>
            <text:list-item>
              <text:p text:style-name="P3">Make sure we know how to write out the data and deal with parameter block </text:p>
            </text:list-item>
            <text:list-item>
              <text:p text:style-name="P4">Read string from left to right just to make sure we understand it </text:p>
              <text:list>
                <text:list-item>
                  <text:p text:style-name="P5">Then try to read it from right to left </text:p>
                </text:list-item>
              </text:list>
            </text:list-item>
            <text:list-item>
              <text:p text:style-name="P6">Just make sure we know how to read the data and write it to the output block </text:p>
            </text:list-item>
          </text:list>
        </text:list-item>
      </text:list>
      <text:p text:style-name="P7"/>
      <text:list xml:id="list211014480338516" text:continue-numbering="true" text:style-name="L1">
        <text:list-item>
          <text:p text:style-name="P8">.globl label </text:p>
          <text:list>
            <text:list-item>
              <text:p text:style-name="P9">Used by linker to allow code from one file to use code from another file </text:p>
            </text:list-item>
            <text:list-item>
              <text:p text:style-name="P10">In a C</text:p>
              <text:list>
                <text:list-item>
                  <text:p text:style-name="P15">Header file </text:p>
                  <text:list>
                    <text:list-item>
                      <text:p text:style-name="P10">int foo(int, int)</text:p>
                    </text:list-item>
                  </text:list>
                </text:list-item>
                <text:list-item>
                  <text:p text:style-name="P10">Two <text:span text:style-name="T2">C </text:span>files:</text:p>
                  <text:list>
                    <text:list-item>
                      <text:p text:style-name="P11">First</text:p>
                      <text:list>
                        <text:list-item>
                          <text:p text:style-name="P10"><text:span text:style-name="T1">int </text:span>x = foo(4, 5);</text:p>
                        </text:list-item>
                      </text:list>
                    </text:list-item>
                    <text:list-item>
                      <text:p text:style-name="P12">Second</text:p>
                      <text:list>
                        <text:list-item>
                          <text:p text:style-name="P12">int foo(int x, int x){</text:p>
                          <text:list>
                            <text:list-item>
                              <text:p text:style-name="P12">//code</text:p>
                            </text:list-item>
                          </text:list>
                        </text:list-item>
                        <text:list-item>
                          <text:p text:style-name="P13">}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In ASM<text:tab/></text:p>
              <text:list>
                <text:list-item>
                  <text:p text:style-name="P16">foo </text:p>
                </text:list-item>
                <text:list-item>
                  <text:p text:style-name="P16">Two files:</text:p>
                  <text:list>
                    <text:list-item>
                      <text:p text:style-name="P16">First</text:p>
                      <text:list>
                        <text:list-item>
                          <text:p text:style-name="P16">.<text:span text:style-name="T3">global foo </text:span></text:p>
                        </text:list-item>
                        <text:list-item>
                          <text:p text:style-name="P16">jal foo </text:p>
                        </text:list-item>
                      </text:list>
                    </text:list-item>
                    <text:list-item>
                      <text:p text:style-name="P16">Second</text:p>
                      <text:list>
                        <text:list-item>
                          <text:p text:style-name="P16">.<text:span text:style-name="T4">global foo </text:span></text:p>
                        </text:list-item>
                        <text:list-item>
                          <text:p text:style-name="P16">foo:</text:p>
                          <text:list>
                            <text:list-item>
                              <text:p text:style-name="P16">…</text:p>
                            </text:list-item>
                            <text:list-item>
                              <text:p text:style-name="P16">…</text:p>
                            </text:list-item>
                          </text:list>
                        </text:list-item>
                        <text:list-item>
                          <text:p text:style-name="P16">jal foo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Used for two things </text:p>
              <text:list>
                <text:list-item>
                  <text:p text:style-name="P17">External definition</text:p>
                  <text:list>
                    <text:list-item>
                      <text:p text:style-name="P17">Label you define that other ASM modules can use </text:p>
                    </text:list-item>
                  </text:list>
                </text:list-item>
                <text:list-item>
                  <text:p text:style-name="P17">External reference </text:p>
                  <text:list>
                    <text:list-item>
                      <text:p text:style-name="P18">Label you use but other files define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Structures </text:p>
          <text:list>
            <text:list-item>
              <text:p text:style-name="P19">struct foo{</text:p>
              <text:list>
                <text:list-item>
                  <text:p text:style-name="P19">int x;</text:p>
                </text:list-item>
                <text:list-item>
                  <text:p text:style-name="P19">int y;</text:p>
                </text:list-item>
                <text:list-item>
                  <text:p text:style-name="P19">int z;</text:p>
                </text:list-item>
              </text:list>
            </text:list-item>
            <text:list-item>
              <text:p text:style-name="P20">} bar; </text:p>
              <text:list>
                <text:list-item>
                  <text:p text:style-name="P22">bar is a<text:span text:style-name="T5">n instance of the struct foo </text:span></text:p>
                </text:list-item>
                <text:list-item>
                  <text:p text:style-name="P23">bar.x = 1; </text:p>
                </text:list-item>
                <text:list-item>
                  <text:p text:style-name="P23">bar.y = 2;</text:p>
                </text:list-item>
                <text:list-item>
                  <text:p text:style-name="P23">bar.z = 3;</text:p>
                </text:list-item>
              </text:list>
            </text:list-item>
            <text:list-item>
              <text:p text:style-name="P21">int x;</text:p>
            </text:list-item>
            <text:list-item>
              <text:p text:style-name="P21"><text:soft-page-break/>int *px = &amp;x; </text:p>
            </text:list-item>
            <text:list-item>
              <text:p text:style-name="P24">In ASM</text:p>
              <text:list>
                <text:list-item>
                  <text:p text:style-name="P24">bar:</text:p>
                  <text:list>
                    <text:list-item>
                      <text:p text:style-name="P24">.word 0</text:p>
                    </text:list-item>
                    <text:list-item>
                      <text:p text:style-name="P24">.word 0</text:p>
                    </text:list-item>
                    <text:list-item>
                      <text:p text:style-name="P24">.word <text:span text:style-name="T7">0</text:span></text:p>
                    </text:list-item>
                  </text:list>
                </text:list-item>
                <text:list-item>
                  <text:p text:style-name="P26">#t1 =1, t2=2. t3=3</text:p>
                </text:list-item>
                <text:list-item>
                  <text:p text:style-name="P25">la $t0, bar </text:p>
                </text:list-item>
                <text:list-item>
                  <text:p text:style-name="P25">sw <text:span text:style-name="T6">$t1, 0($s0)</text:span></text:p>
                </text:list-item>
                <text:list-item>
                  <text:p text:style-name="P27">s<text:span text:style-name="T10">w</text:span> $t2, 4($s0)</text:p>
                </text:list-item>
                <text:list-item>
                  <text:p text:style-name="P27">sw $t3, 8($s0)</text:p>
                </text:list-item>
              </text:list>
            </text:list-item>
            <text:list-item>
              <text:p text:style-name="P28">If we change the struct </text:p>
              <text:list>
                <text:list-item>
                  <text:p text:style-name="P28">struct foo{</text:p>
                  <text:list>
                    <text:list-item>
                      <text:p text:style-name="P28">int x; </text:p>
                    </text:list-item>
                    <text:list-item>
                      <text:p text:style-name="P28">char c;</text:p>
                    </text:list-item>
                    <text:list-item>
                      <text:p text:style-name="P28">int z; </text:p>
                    </text:list-item>
                  </text:list>
                </text:list-item>
                <text:list-item>
                  <text:p text:style-name="P29">}bar, b2; </text:p>
                </text:list-item>
                <text:list-item>
                  <text:p text:style-name="P30">Would be 12 bytes long in <text:span text:style-name="T8">C </text:span></text:p>
                </text:list-item>
                <text:list-item>
                  <text:p text:style-name="P31">In ASM</text:p>
                  <text:list>
                    <text:list-item>
                      <text:p text:style-name="P31">bar:</text:p>
                      <text:list>
                        <text:list-item>
                          <text:p text:style-name="P31">.word 0</text:p>
                        </text:list-item>
                        <text:list-item>
                          <text:p text:style-name="P31">.byte 0 </text:p>
                        </text:list-item>
                        <text:list-item>
                          <text:p text:style-name="P31">.align 2</text:p>
                        </text:list-item>
                        <text:list-item>
                          <text:p text:style-name="P31">.<text:span text:style-name="T9">word 0 </text:span></text:p>
                        </text:list-item>
                      </text:list>
                    </text:list-item>
                    <text:list-item>
                      <text:p text:style-name="P32">Load address and s<text:span text:style-name="T11">toring would be same, except the second sw would be sb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Function calls</text:p>
          <text:list>
            <text:list-item>
              <text:p text:style-name="P33"><text:span text:style-name="T13">HLL</text:span></text:p>
              <text:list>
                <text:list-item>
                  <text:p text:style-name="P34">Return values – <text:span text:style-name="T14">v0, v1</text:span></text:p>
                </text:list-item>
                <text:list-item>
                  <text:p text:style-name="P35">Parameters – <text:span text:style-name="T15">a0, a1, a2, a3</text:span></text:p>
                  <text:list>
                    <text:list-item>
                      <text:p text:style-name="P36">Use structures if we need more than <text:span text:style-name="T16">4 parameters </text:span></text:p>
                    </text:list-item>
                  </text:list>
                </text:list-item>
                <text:list-item>
                  <text:p text:style-name="P35">callfunc – <text:span text:style-name="T17">jal, jalr </text:span></text:p>
                </text:list-item>
                <text:list-item>
                  <text:p text:style-name="P35">ret – <text:span text:style-name="T18">jr $ra</text:span></text:p>
                  <text:list>
                    <text:list-item>
                      <text:p text:style-name="P37">Can cause an infinite loop is a calls b, changes $ra to a, and then a returns to a</text:p>
                    </text:list-item>
                  </text:list>
                </text:list-item>
                <text:list-item>
                  <text:p text:style-name="P35">local var →<text:span text:style-name="T12"> scope ← parameters </text:span></text:p>
                  <text:list>
                    <text:list-item>
                      <text:p text:style-name="P38">s0 … s7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3:26:51.612611772</meta:creation-date>
    <dc:date>2018-02-19T14:19:04.605845206</dc:date>
    <meta:editing-duration>PT51M35S</meta:editing-duration>
    <meta:editing-cycles>77</meta:editing-cycles>
    <meta:generator>LibreOffice/6.0.1.1$Linux_X86_64 LibreOffice_project/00m0$Build-1</meta:generator>
    <meta:document-statistic meta:table-count="0" meta:image-count="0" meta:object-count="0" meta:page-count="2" meta:paragraph-count="82" meta:word-count="390" meta:character-count="1530" meta:non-whitespace-character-count="1264"/>
  </office:meta>
</office:document-meta>
</file>